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68" calcext:value-type="float">
            <text:p>1368</text:p>
          </table:table-cell>
          <table:table-cell table:style-name="ce7" table:formula="of:=COUNTIF([.B7:.B999998];&quot;X&quot;)" office:value-type="float" office:value="1183" calcext:value-type="float">
            <text:p>1183</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0" calcext:value-type="float">
            <text:p>90</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0" calcext:value-type="float">
            <text:p>160</text:p>
          </table:table-cell>
          <table:table-cell table:style-name="ce25" table:formula="of:=SUM([.B2:.F2])" office:value-type="float" office:value="1456" calcext:value-type="float">
            <text:p>145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5">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43">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9-10">00/00/0000</text:date>, <text:time style:data-style-name="N2" text:time-value="23:15:12.17194116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9-10T23:15:27.150137810</dc:date>
    <meta:editing-duration>P1DT11H32M1S</meta:editing-duration>
    <meta:editing-cycles>1356</meta:editing-cycles>
    <meta:document-statistic meta:table-count="1" meta:cell-count="8259" meta:object-count="0"/>
  </office:meta>
</office:document-meta>
</file>